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 New Mexico Instructional Scope for Algebra 1 outlines key standards, known as "Power Standards," which are essential for student success in mathematics. These standards are categorized into clusters, each focusing on a specific area of algebraic understanding. Below is a breakdown of these clusters and their associated standards:</text:p>
      <text:list xml:id="list3966772050" text:style-name="L1">
        <text:list-item>
          <text:p text:style-name="P1"><text:span text:style-name="Strong_20_Emphasis">Seeing Structure in Expressions</text:span></text:p>
          <text:list>
            <text:list-item>
              <text:p text:style-name="P2"><text:span text:style-name="Strong_20_Emphasis">Interpret the structure of expressions</text:span>:</text:p>
              <text:list>
                <text:list-item>
                  <text:p text:style-name="P2"><text:span text:style-name="Emphasis">A-SSE.1</text:span>: Interpret expressions that represent a quantity in terms of its context.</text:p>
                </text:list-item>
              </text:list>
            </text:list-item>
            <text:list-item>
              <text:p text:style-name="P2"><text:span text:style-name="Strong_20_Emphasis">Write expressions in equivalent forms to solve problems</text:span>:</text:p>
              <text:list>
                <text:list-item>
                  <text:p text:style-name="P2"><text:span text:style-name="Emphasis">A-SSE.3</text:span>: Choose and produce an equivalent form of an expression to reveal and explain properties of the quantity represented by the expression.</text:p>
                </text:list-item>
              </text:list>
            </text:list-item>
          </text:list>
        </text:list-item>
        <text:list-item>
          <text:p text:style-name="P1"><text:span text:style-name="Strong_20_Emphasis">Creating Equations</text:span></text:p>
          <text:list>
            <text:list-item>
              <text:p text:style-name="P2"><text:span text:style-name="Strong_20_Emphasis">Create equations that describe numbers or relationships</text:span>:</text:p>
              <text:list>
                <text:list-item>
                  <text:p text:style-name="P2"><text:span text:style-name="Emphasis">A-CED.1</text:span>: Create equations and inequalities in one variable and use them to solve problems.</text:p>
                </text:list-item>
                <text:list-item>
                  <text:p text:style-name="P2"><text:span text:style-name="Emphasis">A-CED.2</text:span>: Create equations in two or more variables to represent relationships between quantities.</text:p>
                </text:list-item>
                <text:list-item>
                  <text:p text:style-name="P2"><text:span text:style-name="Emphasis">A-CED.3</text:span>: Represent constraints by equations or inequalities, and by systems of equations and/or inequalities, and interpret solutions as viable or nonviable options in a modeling context.</text:p>
                </text:list-item>
              </text:list>
            </text:list-item>
          </text:list>
        </text:list-item>
        <text:list-item>
          <text:p text:style-name="P1"><text:span text:style-name="Strong_20_Emphasis">Reasoning with Equations and Inequalities</text:span></text:p>
          <text:list>
            <text:list-item>
              <text:p text:style-name="P2"><text:span text:style-name="Strong_20_Emphasis">Understand solving equations as a process of reasoning and explain the reasoning</text:span>:</text:p>
              <text:list>
                <text:list-item>
                  <text:p text:style-name="P2"><text:span text:style-name="Emphasis">A-REI.1</text:span>: Explain each step in solving a simple equation and justify the solution method.</text:p>
                </text:list-item>
              </text:list>
            </text:list-item>
            <text:list-item>
              <text:p text:style-name="P2"><text:span text:style-name="Strong_20_Emphasis">Solve equations and inequalities in one variable</text:span>:</text:p>
              <text:list>
                <text:list-item>
                  <text:p text:style-name="P2"><text:span text:style-name="Emphasis">A-REI.3</text:span>: Solve linear equations and inequalities in one variable, including equations with coefficients represented by letters.</text:p>
                </text:list-item>
              </text:list>
            </text:list-item>
            <text:list-item>
              <text:p text:style-name="P2"><text:span text:style-name="Strong_20_Emphasis">Solve systems of equations</text:span>:</text:p>
              <text:list>
                <text:list-item>
                  <text:p text:style-name="P2"><text:span text:style-name="Emphasis">A-REI.5</text:span>: Prove that, given a system of two linear equations in two variables, replacing one equation by the sum of that equation and a multiple of the other produces a system with the same solutions.</text:p>
                </text:list-item>
                <text:list-item>
                  <text:p text:style-name="P2"><text:span text:style-name="Emphasis">A-REI.6</text:span>: Solve systems of linear equations exactly and approximately, focusing on pairs of linear equations in two variables.</text:p>
                </text:list-item>
              </text:list>
            </text:list-item>
          </text:list>
        </text:list-item>
        <text:list-item>
          <text:p text:style-name="P1"><text:span text:style-name="Strong_20_Emphasis">Interpreting Functions</text:span></text:p>
          <text:list>
            <text:list-item>
              <text:p text:style-name="P2"><text:span text:style-name="Strong_20_Emphasis">Understand the concept of a function and use function notation</text:span>:</text:p>
              <text:list>
                <text:list-item>
                  <text:p text:style-name="P2"><text:span text:style-name="Emphasis">F-IF.1</text:span>: Understand that a function assigns to each input exactly one output.</text:p>
                </text:list-item>
                <text:list-item>
                  <text:p text:style-name="P2"><text:span text:style-name="Emphasis">F-IF.2</text:span>: Use function notation, evaluate functions for inputs in their domains, and interpret statements that use function notation in terms of a context.</text:p>
                </text:list-item>
              </text:list>
            </text:list-item>
            <text:list-item>
              <text:p text:style-name="P2"><text:span text:style-name="Strong_20_Emphasis">Interpret functions that arise in applications in terms of the context</text:span>:</text:p>
              <text:list>
                <text:list-item>
                  <text:p text:style-name="P2"><text:span text:style-name="Emphasis">F-IF.4</text:span>: For a function that models a relationship between two quantities, interpret key features of graphs and tables in terms of the quantities.</text:p>
                </text:list-item>
                <text:list-item>
                  <text:p text:style-name="P2"><text:soft-page-break/><text:span text:style-name="Emphasis">F-IF.5</text:span>: Relate the domain of a function to its graph and, where applicable, to the quantitative relationship it describes.</text:p>
                </text:list-item>
              </text:list>
            </text:list-item>
            <text:list-item>
              <text:p text:style-name="P2"><text:span text:style-name="Strong_20_Emphasis">Analyze functions using different representations</text:span>:</text:p>
              <text:list>
                <text:list-item>
                  <text:p text:style-name="P2"><text:span text:style-name="Emphasis">F-IF.7</text:span>: Graph functions expressed symbolically and show key features of the graph.</text:p>
                </text:list-item>
              </text:list>
            </text:list-item>
          </text:list>
        </text:list-item>
        <text:list-item>
          <text:p text:style-name="P1"><text:span text:style-name="Strong_20_Emphasis">Building Functions</text:span></text:p>
          <text:list>
            <text:list-item>
              <text:p text:style-name="P2"><text:span text:style-name="Strong_20_Emphasis">Build a function that models a relationship between two quantities</text:span>:</text:p>
              <text:list>
                <text:list-item>
                  <text:p text:style-name="P2"><text:span text:style-name="Emphasis">F-BF.1</text:span>: Write a function that describes a relationship between two quantities.</text:p>
                </text:list-item>
              </text:list>
            </text:list-item>
            <text:list-item>
              <text:p text:style-name="P2"><text:span text:style-name="Strong_20_Emphasis">Build new functions from existing functions</text:span>:</text:p>
              <text:list>
                <text:list-item>
                  <text:p text:style-name="P2"><text:span text:style-name="Emphasis">F-BF.3</text:span>: Identify the effect on the graph of replacing f(x) by f(x) + k, k f(x), f(kx), and f(x + k) for specific values of k.</text:p>
                </text:list-item>
              </text:list>
            </text:list-item>
          </text:list>
        </text:list-item>
        <text:list-item>
          <text:p text:style-name="P1"><text:span text:style-name="Strong_20_Emphasis">Linear, Quadratic, and Exponential Models</text:span></text:p>
          <text:list>
            <text:list-item>
              <text:p text:style-name="P2"><text:span text:style-name="Strong_20_Emphasis">Construct and compare linear, quadratic, and exponential models and solve problems</text:span>:</text:p>
              <text:list>
                <text:list-item>
                  <text:p text:style-name="P2"><text:span text:style-name="Emphasis">F-LE.1</text:span>: Distinguish between situations that can be modeled with linear functions and with exponential functions.</text:p>
                </text:list-item>
                <text:list-item>
                  <text:p text:style-name="P2"><text:span text:style-name="Emphasis">F-LE.2</text:span>: Construct linear and exponential functions, including arithmetic and geometric sequences, given a graph, a description of a relationship, or two input-output pairs.</text:p>
                </text:list-item>
              </text:list>
            </text:list-item>
          </text:list>
        </text:list-item>
        <text:list-item>
          <text:p text:style-name="P1"><text:span text:style-name="Strong_20_Emphasis">Interpreting Categorical and Quantitative Data</text:span></text:p>
          <text:list>
            <text:list-item>
              <text:p text:style-name="P2"><text:span text:style-name="Strong_20_Emphasis">Summarize, represent, and interpret data on two categorical and quantitative variables</text:span>:</text:p>
              <text:list>
                <text:list-item>
                  <text:p text:style-name="P1"><text:span text:style-name="Emphasis">S-ID.6</text:span>: Represent data on two quantitative variables on a scatter plot, and describe how the variables are related.</text:p>
                </text:list-item>
              </text:list>
            </text:list-item>
          </text:list>
        </text:list-item>
      </text:list>
      <text:p text:style-name="Text_20_body">These Power Standards are designed to provide a focused framework for Algebra 1 instruction, ensuring that students develop a deep understanding of essential algebraic concepts and skills. For a more detailed explanation of each standard, including instructional strategies and examples, refer to the New Mexico Instructional Scope for Algebra 1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1:02:05.103978247</meta:creation-date>
    <dc:date>2024-12-25T11:06:50.994664693</dc:date>
    <meta:editing-duration>PT4M46S</meta:editing-duration>
    <meta:editing-cycles>1</meta:editing-cycles>
    <meta:document-statistic meta:table-count="0" meta:image-count="0" meta:object-count="0" meta:page-count="2" meta:paragraph-count="41" meta:word-count="622" meta:character-count="4032" meta:non-whitespace-character-count="3490"/>
    <meta:generator>LibreOffice/7.3.7.2$Linux_X86_64 LibreOffice_project/30$Build-2</meta:generator>
  </office:meta>
</office:document-meta>
</file>